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4BC0000022592AA9BDE8F43A138.png" manifest:media-type="image/png"/>
  <manifest:file-entry manifest:full-path="Pictures/1000000000000425000000E70BD9D480349ACD34.png" manifest:media-type="image/png"/>
  <manifest:file-entry manifest:full-path="Pictures/100000000000041F000001E09E516CD75ADCEC9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9.589cm" svg:height="4.264cm" svg:x="2.239cm" svg:y="0.927cm">
          <draw:image xlink:href="Pictures/1000000000000425000000E70BD9D480349ACD34.png" xlink:type="simple" xlink:show="embed" xlink:actuate="onLoad" loext:mime-type="image/png">
            <text:p/>
          </draw:image>
        </draw:frame>
        <draw:frame draw:style-name="gr1" draw:text-style-name="P1" draw:layer="layout" svg:width="16.16cm" svg:height="7.351cm" svg:x="6.461cm" svg:y="5.841cm">
          <draw:image xlink:href="Pictures/100000000000041F000001E09E516CD75ADCEC92.png" xlink:type="simple" xlink:show="embed" xlink:actuate="onLoad" loext:mime-type="image/png">
            <text:p/>
          </draw:image>
        </draw:frame>
        <draw:frame draw:style-name="gr1" draw:text-style-name="P1" draw:layer="layout" svg:width="15.113cm" svg:height="6.845cm" svg:x="10.906cm" svg:y="13.7cm">
          <draw:image xlink:href="Pictures/10000000000004BC0000022592AA9BDE8F43A138.png" xlink:type="simple" xlink:show="embed" xlink:actuate="onLoad" loext:mime-type="image/png">
            <text:p/>
          </draw:image>
        </draw:frame>
        <draw:connector draw:style-name="gr2" draw:text-style-name="P2" draw:layer="layout" draw:type="lines" svg:x1="12.033cm" svg:y1="0.927cm" svg:x2="12.033cm" svg:y2="0.927cm" draw:start-shape="id1" draw:end-shape="id1" svg:d="M12033 927v-500z" svg:viewBox="0 0 1 501">
          <text:p/>
        </draw:connector>
        <draw:line draw:style-name="gr2" draw:text-style-name="P2" draw:layer="layout" svg:x1="3.54cm" svg:y1="9.255cm" svg:x2="6.588cm" svg:y2="9.255cm">
          <text:p/>
        </draw:line>
        <draw:line draw:style-name="gr3" draw:text-style-name="P2" draw:layer="layout" svg:x1="3.54cm" svg:y1="5.445cm" svg:x2="3.54cm" svg:y2="9.255cm">
          <text:p/>
        </draw:line>
        <draw:line draw:style-name="gr3" draw:text-style-name="P2" draw:layer="layout" svg:x1="8.239cm" svg:y1="13.319cm" svg:x2="8.239cm" svg:y2="17.383cm">
          <text:p/>
        </draw:line>
        <draw:line draw:style-name="gr2" draw:text-style-name="P2" draw:layer="layout" svg:x1="8.239cm" svg:y1="17.383cm" svg:x2="11.16cm" svg:y2="17.38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4-22T14:16:22.651714431</dc:date>
    <meta:editing-duration>PT1H5M16S</meta:editing-duration>
    <meta:editing-cycles>1</meta:editing-cycles>
    <meta:document-statistic meta:object-count="8"/>
    <meta:generator>LibreOffice/6.4.3.2$Linux_X86_64 LibreOffice_project/40$Build-2</meta:generator>
  </office:meta>
</office:document-meta>
</file>